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start"/>
      <style:text-properties fo:font-weight="bold" style:font-weight-asian="bold" style:font-weight-complex="bold"/>
    </style:style>
    <style:style style:name="P2" style:parent-style-name="Normal" style:family="paragraph">
      <style:paragraph-properties fo:text-align="start"/>
    </style:style>
    <style:style style:name="P3" style:parent-style-name="Normal" style:family="paragraph">
      <style:paragraph-properties fo:text-align="start"/>
    </style:style>
    <style:style style:name="P4" style:parent-style-name="Normal" style:family="paragraph">
      <style:paragraph-properties fo:text-align="start"/>
    </style:style>
    <style:style style:name="P5" style:parent-style-name="Normal" style:family="paragraph">
      <style:paragraph-properties fo:text-align="start"/>
      <style:text-properties fo:font-weight="bold" style:font-weight-asian="bold" style:font-weight-complex="bold"/>
    </style:style>
    <style:style style:name="P6" style:parent-style-name="Normal" style:family="paragraph">
      <style:paragraph-properties fo:text-align="start"/>
    </style:style>
    <style:style style:name="P7" style:parent-style-name="Normal" style:family="paragraph">
      <style:paragraph-properties fo:text-align="start"/>
      <style:text-properties fo:font-weight="bold" style:font-weight-asian="bold" style:font-weight-complex="bold"/>
    </style:style>
    <style:style style:name="P8" style:parent-style-name="Normal" style:family="paragraph">
      <style:paragraph-properties fo:text-align="start"/>
    </style:style>
    <style:style style:name="P9" style:parent-style-name="Normal" style:family="paragraph">
      <style:paragraph-properties fo:text-align="start"/>
    </style:style>
    <style:style style:name="P10" style:parent-style-name="Normal" style:family="paragraph">
      <style:paragraph-properties fo:text-align="start"/>
    </style:style>
    <style:style style:name="P11" style:parent-style-name="Normal" style:family="paragraph">
      <style:paragraph-properties fo:text-align="start"/>
    </style:style>
    <style:style style:name="P12" style:parent-style-name="Normal" style:family="paragraph">
      <style:paragraph-properties fo:text-align="start"/>
    </style:style>
    <style:style style:name="P13" style:parent-style-name="Normal" style:family="paragraph">
      <style:paragraph-properties fo:text-align="start"/>
    </style:style>
    <style:style style:name="P14" style:parent-style-name="Normal" style:family="paragraph">
      <style:paragraph-properties fo:text-align="start"/>
    </style:style>
    <style:style style:name="P15" style:parent-style-name="Normal" style:family="paragraph">
      <style:paragraph-properties fo:text-align="start"/>
    </style:style>
    <style:style style:name="P16" style:parent-style-name="Normal" style:family="paragraph">
      <style:paragraph-properties fo:text-align="start"/>
    </style:style>
    <style:style style:name="P17" style:parent-style-name="Normal" style:family="paragraph">
      <style:paragraph-properties fo:text-align="start"/>
    </style:style>
    <style:style style:name="P18" style:parent-style-name="Normal" style:family="paragraph">
      <style:paragraph-properties fo:text-align="start"/>
    </style:style>
    <style:style style:name="P19" style:parent-style-name="Normal" style:family="paragraph">
      <style:paragraph-properties fo:text-align="start"/>
    </style:style>
    <style:style style:name="P20" style:parent-style-name="Normal" style:family="paragraph">
      <style:paragraph-properties fo:text-align="start"/>
    </style:style>
    <style:style style:name="P21" style:parent-style-name="Normal" style:family="paragraph">
      <style:paragraph-properties fo:text-align="start"/>
    </style:style>
  </office:automatic-styles>
  <office:body>
    <office:text text:use-soft-page-breaks="true">
      <text:p text:style-name="P1"><text:bookmark-start text:name="_Hlk120094458"/>ControlSystem<text:s/></text:p>
      <text:p text:style-name="P2">The JDBC class is used to create the connection with the database.<text:s/>It also contains some HQL queries.<text:s/></text:p>
      <text:p text:style-name="P3">The InputParameters class contains three<text:s/>entity classes<text:s/>that will be stored in the database.<text:s/>They<text:s/>hold<text:s/>the<text:s/>ranges for<text:s/>the<text:s/>parameters.<text:s/>It also contains a singleton class for processing the input parameters.<text:s/>This will<text:s/>get all<text:s/>of<text:s/>the input parameters from the<text:s/>database. If the new values from the database are valid it updates an entity that holds the ranges of a parameter,<text:s/>measurement intervals<text:s/>and<text:s/>a special parameter. This class also initializes the otherParametersMap. If the database doesn't contain values for that parameter type it sets a default value of 0. It initializes the<text:s/>measurementIntervalList<text:s/>and the environmentPropertyParameterList with values from the database. If the database does not contain values for these parameter types it also initializes them with 0. Then it saves all<text:s/>of<text:s/>the parameters into the database.</text:p>
      <text:p text:style-name="P4">The EnvironmentControllers class contains a class that controls the EnvironmentController.<text:s/>It is called when a second passed. If the system is not in a special state, and if the crops are not ready to be harvested yet, it performs check for parameters in the balanced state and for devices in the balancing state. It also converts the time from seconds to a legible format.<text:s/>The EnvironmentControllers class has a class for the data collection state. This class just calls functions from the environment simulator. Its only job is to collect data without processing it. There is also a class that<text:s/>corresponds<text:s/>to the balancing state. This balances the parameters that are given by turning on and off the actuator. It looks at the values at time intervals set in the intervalBalancingState field of the parameter. It tries to bring the values to the average of the min and max range. If a parameter is balanced it removes it from the list. The EnvironmentControllers class also has a singleton class corresponding to the balanced state.<text:s/>It is called periodically to check whether parameters need to be balanced. It does the check at intervals set in the intervalBalanced field.<text:s/>Checks if the current value measured by the sensor is between the normal ranges given<text:s/>and if the salad should be harvested.</text:p>
      <text:soft-page-break/>
      <text:p text:style-name="P5">SystemConfiguration</text:p>
      <text:p text:style-name="P6">This class ensures<text:s/>that the<text:s/>class is singleton<text:s/>and<text:s/>reads the value from the configuration file corresponding to the given SystemConfigParameter. It also<text:s/>resolves the value of an environment variable corresponding whose name is given in the configuration file.</text:p>
      <text:p text:style-name="P7">EnvironmentSimulator</text:p>
      <text:p text:style-name="P8">The Actuator class is an empty class.</text:p>
      <text:p text:style-name="P9">The Sensor class models the sensors that a hydroponic vertical farm would need to keep the salad plants healthy.</text:p>
      <text:p text:style-name="P10">The Controller class is the class that runs the environment simulation.<text:s/>It is a static class that starts the simulation by saving the values entered into the GUI and creates a new thread so that it can run in parallel with the GUI. The main thread simulates the change of time. It runs the while loop every second (in the life of a salad). Each time it takes a measurement, calls the control system and displays the values to the environment simulation control panel.</text:p>
      <text:p text:style-name="P11">The EnvironmentSimulator class contains the current state of the environment simulation. It holds data of the measurement values, the time they were measured, the list of actuators and sensors (and their state), growth time, and the simulation duration. It is also responsible for computing the value of the next measurement.<text:s/></text:p>
      <text:p text:style-name="P12">This class takes measurement for all the sensors and returns a map of them and their measured values. It also takes measurements for only one sensor. It computes the current measurement value by taking in consideration the last measured value and the time it was measured, the amount the parameter changes in one second, and the strength of the actuator. The class also sets the amount with which the value of the parameter changes in one second (real life)<text:s/>and<text:s/>the amount with which the actuator tries to counter-act the growth of the parameter. It finds an entity of a device from the list of devices based on its type. Then it ensures this class is singleton. The class also initializes the<text:s/><text:soft-page-break/>lists of environment devices (actuators and sensors) and the list of last measured values by the default values written in.</text:p>
      <text:p text:style-name="P13"><text:bookmark-end text:name="_Hlk120094458"/></text:p>
      <text:p text:style-name="P14"/>
      <text:p text:style-name="P15"/>
      <text:p text:style-name="P16">The GUI package is the graphical user interface. This allows the user to interact with the system.</text:p>
      <text:p text:style-name="P17">The EnvironmentSimulator is the package that is used to simulate a pretend environment. This would not be a package used in a real life application of this prototype, as they would not need fake data and time changes.</text:p>
      <text:p text:style-name="P18">The ControlSystem package connects everything else with the database. It also updates the parameters in the database.</text:p>
      <text:p text:style-name="P19"/>
      <text:p text:style-name="P20"/>
      <text:p text:style-name="P2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center"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eirbhle Rose Smith (Umail)</meta:initial-creator>
    <dc:creator>Deirbhle Rose Smith (Umail)</dc:creator>
    <meta:creation-date>2022-11-23T00:32:00Z</meta:creation-date>
    <dc:date>2022-11-23T11:18:00Z</dc:date>
    <meta:template xlink:href="Normal" xlink:type="simple"/>
    <meta:editing-cycles>5</meta:editing-cycles>
    <meta:editing-duration>PT38100S</meta:editing-duration>
    <meta:document-statistic meta:page-count="3" meta:paragraph-count="9" meta:word-count="709" meta:character-count="4747" meta:row-count="33" meta:non-whitespace-character-count="4047"/>
  </office:meta>
</office:document-meta>
</file>